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nux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etc/apache2.conf</text:p>
              </text:list-item>
              <text:list-item>
                <text:p>DIRECTIVE</text:p>
                <text:list>
                  <text:list-item>
                    <text:p>&lt;Directory&gt;</text:p>
                    <text:list>
                      <text:list-item>
                        <text:p>AllowOverRide</text:p>
                      </text:list-item>
                    </text:list>
                  </text:list-item>
                  <text:list-item>
                    <text:p>.htaccess</text:p>
                  </text:list-item>
                </text:list>
              </text:list-item>
              <text:list-item>
                <text:p>mod_*</text:p>
                <text:list>
                  <text:list-item>
                    <text:p>mod_rewrite</text:p>
                    <text:list>
                      <text:list-item>
                        <text:p>RewriteRule</text:p>
                      </text:list-item>
                      <text:list-item>
                        <text:p>RewriteCond</text:p>
                      </text:list-item>
                      <text:list-item>
                        <text:p>[FLAG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te</text:p>
                <text:list>
                  <text:list-item>
                    <text:p>a2ensite</text:p>
                  </text:list-item>
                  <text:list-item>
                    <text:p>a2dissite</text:p>
                  </text:list-item>
                </text:list>
              </text:list-item>
              <text:list-item>
                <text:p>module</text:p>
                <text:list>
                  <text:list-item>
                    <text:p>a2enmod</text:p>
                  </text:list-item>
                  <text:list-item>
                    <text:p>a2dism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_ROOT</text:p>
                <text:list>
                  <text:list-item>
                    <text:p>/var/www</text:p>
                  </text:list-item>
                  <text:list-item>
                    <text:p>/var/ww/html</text:p>
                  </text:list-item>
                  <text:list-item>
                    <text:p>/srv</text:p>
                  </text:list-item>
                </text:list>
              </text:list-item>
              <text:list-item>
                <text:p>configuration file</text:p>
                <text:list>
                  <text:list-item>
                    <text:p>/etc/apache2.conf</text:p>
                  </text:list-item>
                  <text:list-item>
                    <text:p>httpd.conf</text:p>
                  </text:list-item>
                  <text:list-item>
                    <text:p>/etc/hosts</text:p>
                  </text:list-item>
                  <text:list-item>
                    <text:p>/etc/host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m</text:p>
              </text:list-item>
              <text:list-item>
                <text:p>webroot</text:p>
                <text:list>
                  <text:list-item>
                    <text:p>RewriteEngine On</text:p>
                  </text:list-item>
                  <text:list-item>
                    <text:p>RewriteCond %{REQUEST_FILENAME} !-f</text:p>
                  </text:list-item>
                  <text:list-item>
                    <text:p>RewriteRule ^(.*)$ index.php [QSA,L]</text:p>
                  </text:list-item>
                </text:list>
              </text:list-item>
              <text:list-item>
                <text:p>document root in the production server</text:p>
                <text:list>
                  <text:list-item>
                    <text:p>RewriteEngine On</text:p>
                  </text:list-item>
                  <text:list-item>
                    <text:p>RewriteRule ^$ webroot / [L]</text:p>
                  </text:list-item>
                  <text:list-item>
                    <text:p>RewriteRule (.*) webroot/$1 [L]</text:p>
                    <text:list>
                      <text:list-item>
                        <text:p>L = Last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.cnf</text:p>
                <text:list>
                  <text:list-item>
                    <text:p>~/.</text:p>
                  </text:list-item>
                  <text:list-item>
                    <text:p>/etc</text:p>
                  </text:list-item>
                </text:list>
              </text:list-item>
              <text:list-item>
                <text:p>[PASSWORD]</text:p>
              </text:list-item>
              <text:list-item>
                <text:p>SHOW</text:p>
              </text:list-item>
              <text:list-item>
                <text:p>DESCRIBE</text:p>
              </text:list-item>
              <text:list-item>
                <text:p>mysql.user</text:p>
              </text:list-item>
              <text:list-item>
                <text:p>mysql.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make MySQL handle UTF8 property</text:p>
              </text:list-item>
              <text:list-item>
                <text:p>SHOW COLLATION</text:p>
                <text:list>
                  <text:list-item>
                    <text:p>To see the default character set and collation for given database, use these statements:</text:p>
                  </text:list-item>
                </text:list>
              </text:list-item>
              <text:list-item>
                <text:p>USE db_name;</text:p>
              </text:list-item>
              <text:list-item>
                <text:p>SELECT @@character_set_database,@@collation_database;</text:p>
              </text:list-item>
              <text:list-item>
                <text:p>SELECT DEFAULT_CHARACTER_SET_NAME, DEFAULT_COLLATION_SCHEMA.SCHEMA</text:p>
              </text:list-item>
              <text:list-item>
                <text:p>WHERE SCHEMA_NAME = 'db_name';</text:p>
              </text:list-item>
              <text:list-item>
                <text:p>SHOW VARIABLES LIKE 'character_set_server'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ault character set of UTF-8</text:p>
              </text:list-item>
              <text:list-item>
                <text:p>You can verify this in your my.cnf file</text:p>
              </text:list-item>
              <text:list-item>
                <text:p>remember to set both client and server</text:p>
                <text:list>
                  <text:list-item>
                    <text:p>default_character_set</text:p>
                  </text:list-item>
                  <text:list-item>
                    <text:p>character_set_server</text:p>
                  </text:list-item>
                </text:list>
              </text:list-item>
              <text:list-item>
                <text:p>If you have existing data that you wish to convert to UTF-8, dump your database, and import it back as UTF-8 making sure:</text:p>
              </text:list-item>
              <text:list-item>
                <text:p>use SET NAMES utf8 before you query/insert into the database</text:p>
              </text:list-item>
              <text:list-item>
                <text:p>use DEFAULT CHARSET = utf8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.ini</text:p>
                <text:list>
                  <text:list-item>
                    <text:p>[mysqld]</text:p>
                  </text:list-item>
                  <text:list-item>
                    <text:p>character_set_server = cp932</text:p>
                  </text:list-item>
                </text:list>
              </text:list-item>
              <text:list-item>
                <text:p><text:span text:style-name="T1">SHOW VARIABLES LIKE 'character_set_server';</text:span></text:p>
              </text:list-item>
              <text:list-item>
                <text:p><text:span text:style-name="T2">CREATE DATABASE db_cp932 CHARACTER SET cp932;</text:span></text:p>
              </text:list-item>
              <text:list-item>
                <text:p><text:span text:style-name="T2">確認方法</text:span></text:p>
                <text:list>
                  <text:list-item>
                    <text:p><text:span text:style-name="T2">USE information_schema;</text:span></text:p>
                  </text:list-item>
                  <text:list-item>
                    <text:p><text:span text:style-name="T2">SELECT SCHEMA_NAME, DEFAULT_CHARACTER_SET_NAME</text:span></text:p>
                  </text:list-item>
                  <text:list-item>
                    <text:p><text:span text:style-name="T2">FROM SCHMATA</text:span></text:p>
                  </text:list-item>
                  <text:list-item>
                    <text:p><text:span text:style-name="T2">WHERE SCHEMA_NAME = 'db_cp932';</text:span></text:p>
                  </text:list-item>
                </text:list>
              </text:list-item>
              <text:list-item>
                <text:p><text:span text:style-name="T2">デフォルトのデータベースの文字コード</text:span></text:p>
                <text:list>
                  <text:list-item>
                    <text:p><text:span text:style-name="T2">SHOW VARIABLES LIKE 'character_set_database';</text:span></text:p>
                  </text:list-item>
                  <text:list-item>
                    <text:p><text:span text:style-name="T2">SHOW CREATE TABLE tbl_cp932\G</text:span></text:p>
                  </text:list-item>
                  <text:list-item>
                    <text:p><text:span text:style-name="T2">SHOW VARIABLES LIKE 'char%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MySQL default character set to UTF-8 in my.cnf?</text:p>
              </text:list-item>
              <text:list-item>
                <text:p>To set the default to UTF-8, you want to add the following to my.cnf</text:p>
                <text:list>
                  <text:list-item>
                    <text:p>[client]</text:p>
                  </text:list-item>
                  <text:list-item>
                    <text:p>default_character_set=utf8</text:p>
                  </text:list-item>
                  <text:list-item>
                    <text:p>[mysql]</text:p>
                  </text:list-item>
                  <text:list-item>
                    <text:p>default_character_set=utf8</text:p>
                  </text:list-item>
                  <text:list-item>
                    <text:p>[mysqld]</text:p>
                  </text:list-item>
                  <text:list-item>
                    <text:p>collation_server = utf8_unicode_ci</text:p>
                  </text:list-item>
                  <text:list-item>
                    <text:p>init_connect = 'SET NAMES utf8'</text:p>
                  </text:list-item>
                  <text:list-item>
                    <text:p>character_set_server = utf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s</text:p>
              </text:list-item>
              <text:list-item>
                <text:p>-u</text:p>
              </text:list-item>
              <text:list-item>
                <text:p>-p</text:p>
              </text:list-item>
              <text:list-item>
                <text:p>--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 Variable</text:p>
              </text:list-item>
              <text:list-item>
                <text:p>SET</text:p>
                <text:list>
                  <text:list-item>
                    <text:p>GLOBAL</text:p>
                  </text:list-item>
                  <text:list-item>
                    <text:p>SESSION</text:p>
                  </text:list-item>
                </text:list>
              </text:list-item>
              <text:list-item>
                <text:p>SHOW VARIABLES;</text:p>
                <text:list>
                  <text:list-item>
                    <text:p>LIKE '%size%'</text:p>
                  </text:list-item>
                  <text:list-item>
                    <text:p>GLOBAL VARIABLES LIKE '%size%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query Syntax</text:p>
                <text:list>
                  <text:list-item>
                    <text:p>is SELECT statement within another statement</text:p>
                  </text:list-item>
                </text:list>
              </text:list-item>
              <text:list-item>
                <text:p>SELECT * FROM t1</text:p>
              </text:list-item>
              <text:list-item>
                <text:p>WHERE column1 = (SELECT column1 FROM t2);</text:p>
              </text:list-item>
              <text:list-item>
                <text:p>It can contain</text:p>
                <text:list>
                  <text:list-item>
                    <text:p>SELECT, DISTINCT, DISTINCT,</text:p>
                  </text:list-item>
                  <text:list-item>
                    <text:p>GROUP BY, ORDER BY</text:p>
                  </text:list-item>
                  <text:list-item>
                    <text:p>LIMIT, JOIN, INDEX hints, UNION</text:p>
                  </text:list-item>
                </text:list>
              </text:list-item>
              <text:list-item>
                <text:p>It can not modify a table and select from the same table in a subquery</text:p>
                <text:list>
                  <text:list-item>
                    <text:p>DELETE, INSERT, REPLACE, UPDATE, LOAD DATA INFILE</text:p>
                  </text:list-item>
                  <text:list-item>
                    <text:p>because subquery can be used in the</text:p>
                  </text:list-item>
                  <text:list-item>
                    <text:p>SET clo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curity</text:p>
                <text:list>
                  <text:list-item>
                    <text:p text:style-name="P2">Stage1: connection to server</text:p>
                  </text:list-item>
                  <text:list-item>
                    <text:p>Stage2: wants for requests</text:p>
                  </text:list-item>
                </text:list>
              </text:list-item>
              <text:list-item>
                <text:p>GRANT</text:p>
                <text:list>
                  <text:list-item>
                    <text:p>Privilege</text:p>
                    <text:list>
                      <text:list-item>
                        <text:p>LOAD DATA INFILE (File_prev)</text:p>
                      </text:list-item>
                    </text:list>
                  </text:list-item>
                </text:list>
              </text:list-item>
              <text:list-item>
                <text:p>REVOKE</text:p>
              </text:list-item>
              <text:list-item>
                <text:p>FLUSH PRIVILEG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LETE</text:p>
                <text:list>
                  <text:list-item>
                    <text:p>You cannot delete from a table</text:p>
                  </text:list-item>
                  <text:list-item>
                    <text:p>and select from the same table in sub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</text:p>
                <text:list>
                  <text:list-item>
                    <text:p>DATABASE</text:p>
                  </text:list-item>
                  <text:list-item>
                    <text:p>TABLE</text:p>
                  </text:list-item>
                  <text:list-item>
                    <text:p>USER</text:p>
                  </text:list-item>
                  <text:list-item>
                    <text:p>GRANT ALL</text:p>
                  </text:list-item>
                  <text:list-item>
                    <text:p>DR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 customers</text:p>
              </text:list-item>
              <text:list-item>
                <text:p>SET last_name = 'Anderson'</text:p>
              </text:list-item>
              <text:list-item>
                <text:p>WHERE customer_id = 5000;</text:p>
              </text:list-item>
              <text:list-item>
                <text:p>UPDATE customers</text:p>
              </text:list-item>
              <text:list-item>
                <text:p>SET state = 'california', customer_rep = 32</text:p>
              </text:list-item>
              <text:list-item>
                <text:p>WHERE customer_id &gt; 100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INTO table (a,b,c) VALUES (1,2,3);</text:p>
              </text:list-item>
              <text:list-item>
                <text:p>INSERT INTO table SET a = 1, b = 2, c = 3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INTO VALUE()</text:p>
                <text:list>
                  <text:list-item>
                    <text:p>this is done through forms</text:p>
                  </text:list-item>
                </text:list>
              </text:list-item>
              <text:list-item>
                <text:p>ALTER TABLE “Dates_Times”</text:p>
              </text:list-item>
              <text:list-item>
                <text:p>ALTER COLUMN “Date”</text:p>
              </text:list-item>
              <text:list-item>
                <text:p>SET DEFAULT CURRENT_DATE</text:p>
              </text:list-item>
              <text:list-item>
                <text:p>SET DEFAULT CURRENT_TIMESTAMP</text:p>
                <text:list>
                  <text:list-item>
                    <text:p>NULL</text:p>
                  </text:list-item>
                  <text:list-item>
                    <text:p>PRIMARY KEY</text:p>
                  </text:list-item>
                  <text:list-item>
                    <text:p>FOREIGN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_TIMESTAMP</text:p>
              </text:list-item>
              <text:list-item>
                <text:p>Now()</text:p>
              </text:list-item>
              <text:list-item>
                <text:p>CURDATE()</text:p>
              </text:list-item>
              <text:list-item>
                <text:p>CURTIME</text:p>
              </text:list-item>
              <text:list-item>
                <text:p>UTC_DATE (Coordinated Universal Time)</text:p>
                <text:list>
                  <text:list-item>
                    <text:p>cf. GMT (Greenwich Mean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e and Time Type</text:p>
                <text:list>
                  <text:list-item>
                    <text:p>Date</text:p>
                  </text:list-item>
                  <text:list-item>
                    <text:p>DATETIME</text:p>
                  </text:list-item>
                </text:list>
              </text:list-item>
              <text:list-item>
                <text:p>Numeric Types</text:p>
                <text:list>
                  <text:list-item>
                    <text:p>INTEGER</text:p>
                  </text:list-item>
                  <text:list-item>
                    <text:p>SMALLINT</text:p>
                  </text:list-item>
                  <text:list-item>
                    <text:p>DECIMAL</text:p>
                  </text:list-item>
                  <text:list-item>
                    <text:p>NUMERIC</text:p>
                  </text:list-item>
                </text:list>
              </text:list-item>
              <text:list-item>
                <text:p>SERIAL is an alias for</text:p>
                <text:list>
                  <text:list-item>
                    <text:p>BIGINT UNSIGNED NOT NULL AUTO_INCREMENT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sqlimport</text:p>
                <text:list>
                  <text:list-item>
                    <text:p>CLI interface to the LOAD DATA INFILE</text:p>
                  </text:list-item>
                  <text:list-item>
                    <text:p>--local</text:p>
                    <text:list>
                      <text:list-item>
                        <text:p>to read data files from client host</text:p>
                      </text:list-item>
                    </text:list>
                  </text:list-item>
                  <text:list-item>
                    <text:p>LOAD DATA LOCAL INFILE</text:p>
                  </text:list-item>
                  <text:list-item>
                    <text:p>mysqld --local-infile=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sqlimport</text:p>
              </text:list-item>
              <text:list-item>
                <text:p>LOAD DATA INFILE</text:p>
                <text:list>
                  <text:list-item>
                    <text:p>to read the file back into a table</text:p>
                  </text:list-item>
                  <text:list-item>
                    <text:p>when reading text files located on the server</text:p>
                    <text:list>
                      <text:list-item>
                        <text:p>reside in the database directory</text:p>
                      </text:list-item>
                      <text:list-item>
                        <text:p>be readable by the user account used to run the server</text:p>
                      </text:list-item>
                    </text:list>
                  </text:list-item>
                  <text:list-item>
                    <text:p>you must have FILE privilege</text:p>
                  </text:list-item>
                  <text:list-item>
                    <text:p>secure_file_priv</text:p>
                  </text:list-item>
                </text:list>
              </text:list-item>
              <text:list-item>
                <text:p>SELECT ... INTO OUTFILE</text:p>
                <text:list>
                  <text:list-item>
                    <text:p>to write data from a table to file</text:p>
                  </text:list-item>
                </text:list>
              </text:list-item>
              <text:list-item>
                <text:p>LOAD FIL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sqldump -&gt; db-dump.sql</text:p>
              </text:list-item>
              <text:list-item>
                <text:p>mysql --user=XXX --password=XXX</text:p>
                <text:list>
                  <text:list-header>
                    <text:p>--host=YOUR_HOST DATABASE_NAME &lt; db-dump.sq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DATA [LOCAL]</text:p>
              </text:list-item>
              <text:list-item>
                <text:p>INFILE 'file_name'</text:p>
              </text:list-item>
              <text:list-item>
                <text:p>INTO TABLE tbl_name</text:p>
              </text:list-item>
              <text:list-item>
                <text:p>[CHARACTER SET charset_name]</text:p>
              </text:list-item>
              <text:list-item>
                <text:p>[{FIELDS | COLUMNS}</text:p>
                <text:list>
                  <text:list-header>
                    <text:p>[TERMINATED BY 'string']</text:p>
                  </text:list-header>
                </text:list>
              </text:list-item>
              <text:list-item>
                <text:p>]</text:p>
              </text:list-item>
              <text:list-item>
                <text:p>[LINES</text:p>
                <text:list>
                  <text:list-item>
                    <text:p>[TERMINATED BY 'string']</text:p>
                  </text:list-item>
                </text:list>
              </text:list-item>
              <text:list-item>
                <text:p>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ug</text:p>
                <text:list>
                  <text:list-item>
                    <text:p>assert</text:p>
                  </text:list-item>
                  <text:list-item>
                    <text:p>monologue</text:p>
                  </text:list-item>
                  <text:list-item>
                    <text:p>xdebug</text:p>
                  </text:list-item>
                  <text:list-item>
                    <text:p>index.php</text:p>
                  </text:list-item>
                  <text:list-item>
                    <text:p>php_info();</text:p>
                  </text:list-item>
                  <text:list-item>
                    <text:p>PHPUnit</text:p>
                  </text:list-item>
                  <text:list-item>
                    <text:p>Be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</text:p>
                <text:list>
                  <text:list-item>
                    <text:p>phpenv</text:p>
                  </text:list-item>
                  <text:list-item>
                    <text:p>compo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er</text:p>
                <text:list>
                  <text:list-item>
                    <text:p>dump-autoload</text:p>
                  </text:list-item>
                  <text:list-item>
                    <text:p>vendor/autoload.php</text:p>
                    <text:list>
                      <text:list-item>
                        <text:p>autoloader_real.php</text:p>
                      </text:list-item>
                      <text:list-item>
                        <text:p>autoloader_namespaces.ph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ror_log</text:p>
                <text:list>
                  <text:list-item>
                    <text:p>display_errors = On</text:p>
                    <text:list>
                      <text:list-item>
                        <text:p>/etc/php5/apache2/php.ini</text:p>
                      </text:list-item>
                      <text:list-item>
                        <text:p>/etc/php5/cli/php.ini</text:p>
                      </text:list-item>
                    </text:list>
                  </text:list-item>
                  <text:list-item>
                    <text:p>error_reporting</text:p>
                    <text:list>
                      <text:list-item>
                        <text:p>php --ini</text:p>
                      </text:list-item>
                      <text:list-item>
                        <text:p>ini_set('display_errors', 'On');</text:p>
                      </text:list-item>
                      <text:list-item>
                        <text:p>php -i | grep 'Configuration File'</text:p>
                      </text:list-item>
                      <text:list-item>
                        <text:p>php -r “phpinfo();” | grep “Loader Configura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debug</text:p>
              </text:list-item>
              <text:list-item>
                <text:p>php.ini</text:p>
                <text:list>
                  <text:list-item>
                    <text:p>xdebug.so</text:p>
                  </text:list-item>
                  <text:list-item>
                    <text:p>To check it by phpinfo();</text:p>
                  </text:list-item>
                </text:list>
              </text:list-item>
              <text:list-item>
                <text:p>XDEBUG_SESSION_START = 1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_GET</text:p>
              </text:list-item>
              <text:list-item>
                <text:p>$_POST</text:p>
              </text:list-item>
              <text:list-item>
                <text:p>$_REQUEST</text:p>
                <text:list>
                  <text:list-item>
                    <text:p>$_GET, $_POST, $_COOKIE</text:p>
                  </text:list-item>
                </text:list>
              </text:list-item>
              <text:list-item>
                <text:p>$_SERVER</text:p>
                <text:list>
                  <text:list-item>
                    <text:p>argv, argc</text:p>
                  </text:list-item>
                  <text:list-item>
                    <text:p>REQUEST_METHOD</text:p>
                  </text:list-item>
                  <text:list-item>
                    <text:p>HTTP_X_HTTP_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ure</text:p>
              </text:list-item>
              <text:list-item>
                <text:p>__call</text:p>
              </text:list-item>
              <text:list-item>
                <text:p>__invoke</text:p>
              </text:list-item>
              <text:list-item>
                <text:p>Trait</text:p>
              </text:list-item>
              <text:list-item>
                <text:p>func_arg</text:p>
              </text:list-item>
              <text:list-item>
                <text:p>namespaceは２つに別れる</text:p>
                <text:list>
                  <text:list-item>
                    <text:p>valu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.ini</text:p>
                <text:list>
                  <text:list-item>
                    <text:p>extension = pdo.so</text:p>
                  </text:list-item>
                </text:list>
              </text:list-item>
              <text:list-item>
                <text:p>PDO::</text:p>
                <text:list>
                  <text:list-item>
                    <text:p>PDO</text:p>
                  </text:list-item>
                  <text:list-item>
                    <text:p>PDO_SQLITE</text:p>
                  </text:list-item>
                  <text:list-item>
                    <text:p>is enabled by default as PHP 5.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ror 500</text:p>
              </text:list-item>
              <text:list-item>
                <text:p>&lt;?php</text:p>
              </text:list-item>
              <text:list-item>
                <text:p><text:s/>echo <text:span text:style-name="T3">“</text:span>Hello World<text:span text:style-name="T3">”</text:span>;</text:p>
              </text:list-item>
              <text:list-item>
                <text:p>?&gt;</text:p>
              </text:list-item>
              <text:list-item>
                <text:p><text:span text:style-name="T3">Don't Forget Quo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P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Permission</text:p>
                <text:list>
                  <text:list-item>
                    <text:p>File 755</text:p>
                  </text:list-item>
                  <text:list-item>
                    <text:p>Directory 644</text:p>
                  </text:list-item>
                </text:list>
              </text:list-item>
              <text:list-item>
                <text:p>wp-config.php</text:p>
              </text:list-item>
              <text:list-item>
                <text:p>get_posts</text:p>
                <text:list>
                  <text:list-item>
                    <text:p>taxonomy take Array of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VCC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tion file</text:p>
                <text:list>
                  <text:list-item>
                    <text:p>site.yml</text:p>
                  </text:list-item>
                </text:list>
              </text:list-item>
              <text:list-item>
                <text:p>VAGRANT Vagrantfile</text:p>
              </text:list-item>
              <text:list-item>
                <text:p>Access</text:p>
                <text:list>
                  <text:list-item>
                    <text:p>FTP</text:p>
                  </text:list-item>
                  <text:list-item>
                    <text:p>S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move</text:p>
          </draw:text-box>
        </draw:frame>
        <draw:custom-shape draw:style-name="gr2" draw:text-style-name="P3" xml:id="id1" draw:id="id1" draw:layer="layout" svg:width="5.8cm" svg:height="3cm" svg:x="11.4cm" svg:y="5cm">
          <text:p text:style-name="P3">vagrant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cm" svg:height="3cm" svg:x="11.4cm" svg:y="10.1cm">
          <text:p text:style-name="P3">vccw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8cm" svg:height="3cm" svg:x="11.4cm" svg:y="15cm">
          <text:p text:style-name="P3">wordmov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cm" svg:y1="8cm" svg:x2="14.3cm" svg:y2="10.1cm" draw:start-shape="id1" draw:start-glue-point="2" draw:end-shape="id2" svg:d="M14300 8000v2100" svg:viewBox="0 0 1 2101">
          <text:p/>
        </draw:connector>
        <draw:connector draw:style-name="gr3" draw:text-style-name="P3" draw:layer="layout" draw:type="line" svg:x1="14.3cm" svg:y1="13.1cm" svg:x2="14.3cm" svg:y2="15cm" draw:start-shape="id2" draw:start-glue-point="2" draw:end-shape="id3" draw:end-glue-point="0" svg:d="M14300 13100v1900" svg:viewBox="0 0 1 1901">
          <text:p/>
        </draw:connector>
        <draw:frame draw:style-name="gr4" draw:layer="layout" svg:width="2.187cm" svg:height="0.962cm" svg:x="15.4cm" svg:y="8.8cm">
          <draw:text-box>
            <text:p>plugin</text:p>
          </draw:text-box>
        </draw:frame>
        <draw:frame draw:style-name="gr4" draw:layer="layout" svg:width="2.61cm" svg:height="0.962cm" svg:x="15.4cm" svg:y="13.8cm">
          <draw:text-box>
            <text:p>depend</text:p>
          </draw:text-box>
        </draw:frame>
        <draw:custom-shape draw:style-name="gr2" draw:text-style-name="P3" xml:id="id4" draw:id="id4" draw:layer="layout" svg:width="5.8cm" svg:height="3cm" svg:x="20.1cm" svg:y="10.1cm">
          <text:p text:style-name="P3">site.yml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8cm" svg:height="3cm" svg:x="20.1cm" svg:y="15cm">
          <text:p text:style-name="P3">Movefil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2cm" svg:y1="11.6cm" svg:x2="20.1cm" svg:y2="11.6cm" draw:start-shape="id2" draw:start-glue-point="1" draw:end-shape="id4" svg:d="M17200 11600h2900" svg:viewBox="0 0 2901 1">
          <text:p/>
        </draw:connector>
        <draw:connector draw:style-name="gr3" draw:text-style-name="P3" draw:layer="layout" draw:type="line" svg:x1="17.2cm" svg:y1="16.5cm" svg:x2="20.1cm" svg:y2="16.5cm" draw:start-shape="id3" draw:start-glue-point="1" draw:end-shape="id5" draw:end-glue-point="3" svg:d="M17200 16500h2900" svg:viewBox="0 0 2901 1">
          <text:p/>
        </draw:connecto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ordmo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pistrano for WordPress</text:p>
              </text:list-item>
              <text:list-item>
                <text:p>sync_folder</text:p>
                <text:list>
                  <text:list-item>
                    <text:p>host machine</text:p>
                  </text:list-item>
                  <text:list-item>
                    <text:p>guest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03:17:08.143638790</meta:creation-date>
    <meta:generator>LibreOffice/4.2.8.2$Linux_X86_64 LibreOffice_project/420m0$Build-2</meta:generator>
    <dc:date>2016-03-05T06:16:24.894013887</dc:date>
    <meta:editing-duration>PT2H57M25S</meta:editing-duration>
    <meta:editing-cycles>124</meta:editing-cycles>
    <meta:document-statistic meta:object-count="187"/>
  </office:meta>
</office:document-meta>
</file>